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044c46"/>
    </style:style>
    <style:style style:name="P3" style:family="paragraph" style:parent-style-name="Standard" style:master-page-name="">
      <style:paragraph-properties fo:margin-left="2.701cm" fo:margin-right="0cm" fo:text-indent="0cm" style:auto-text-indent="false" style:page-number="auto"/>
      <style:text-properties fo:font-style="italic" fo:font-weight="normal" officeooo:paragraph-rsid="00048f84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margin-left="2.701cm" fo:margin-right="0cm" fo:text-indent="0cm" style:auto-text-indent="false"/>
      <style:text-properties fo:font-style="italic" fo:font-weight="normal" officeooo:paragraph-rsid="00048f84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048f84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4c46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44c46" style:font-style-asian="italic" style:font-style-complex="italic"/>
    </style:style>
    <style:style style:name="T5" style:family="text">
      <style:text-properties officeooo:rsid="00044c46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48f84" style:font-style-asian="normal" style:font-style-complex="normal"/>
    </style:style>
    <style:style style:name="T8" style:family="text">
      <style:text-properties fo:font-style="normal" officeooo:rsid="0005e679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ccelStepper</text:p>
      <text:p text:style-name="P1"/>
      <text:p text:style-name="P2">This module manages most of stepper types controlled by two, three or four pins, you can mix them on the same board <text:span text:style-name="T5">it can have</text:span> accelerated start, plus an optional activation pin.<text:line-break/><text:line-break/>The main properties are:<text:line-break/><text:span text:style-name="T1">Board</text:span>: Board instance to which it belongs.<text:line-break/><text:span text:style-name="T1">Device</text:span>: device number, from 0 to 9.<text:line-break/><text:span text:style-name="T1">MotorPin1_or_DriverStep</text:span>: Pin for motor 1 or direct driver pin.<text:line-break/><text:span text:style-name="T1">MotorPin2_or_DriverDirection</text:span>: Pin for motor 2 or direction pin.<text:line-break/><text:span text:style-name="T1">MotorPin3</text:span>: Pin for motor 3.<text:line-break/><text:span text:style-name="T1">MotorPin4</text:span>: Pin for motor 4.<text:line-break/><text:span text:style-name="T1">MotorEnablePin</text:span>: Pin to activate or deactivate the motor.<text:line-break/><text:span text:style-name="T1">InvertMotorPin1, </text:span><text:s/><text:span text:style-name="T1">etc</text:span>: Whether a <text:span text:style-name="T5">motor </text:span>pin works in inverted mode.<text:line-break/><text:span text:style-name="T1">InterfaceType</text:span>: One of ACCEL_INTERFACE_DRIVER, ACCEL_INTERFACE_2_WIRE, ACCEL_INTERFACE_3_WIRE, ACCEL_INTERFACE_4_WIRE.<text:line-break/><text:span text:style-name="T1">StepSize</text:span>: one of WHOLE_STEP, HALF_STEP.<text:line-break/><text:span text:style-name="T1">Speed</text:span>: floating point value.<text:line-break/><text:span text:style-name="T1">Acceleration</text:span>: maximum floating point value 1000000, <text:span text:style-name="T5">0.0 means 1000000.</text:span><text:line-break/><text:span text:style-name="T1">Steps</text:span>: motor steps to perform.<text:line-break/><text:line-break/><text:span text:style-name="T3">MotorPins</text:span> are checked only when the instance is activated <text:span text:style-name="T5">setting </text:span><text:span text:style-name="T2">Enabled</text:span><text:span text:style-name="T5"> to True</text:span>, displaying an error if <text:span text:style-name="T5">necessary</text:span>, it is also checked if any pin is already assigned. The instance is activated with the <text:span text:style-name="T5">properties</text:span> <text:span text:style-name="T4">speed</text:span><text:span text:style-name="T5"> and</text:span> <text:span text:style-name="T3">acceleration</text:span>.<text:line-break/><text:line-break/><text:span text:style-name="T5">If motor is </text:span>running <text:span text:style-name="T5">then </text:span><text:span text:style-name="T1">Running</text:span> read-only property <text:span text:style-name="T5">is True</text:span>.<text:line-break/>When <text:span text:style-name="T1">Enabled</text:span> is set to false, <text:span text:style-name="T5">if </text:span>motor is <text:span text:style-name="T5">running first it is </text:span>stopped with the Stop function.<text:line-break/><text:line-break/><text:span text:style-name="T1">OnStepperPosition </text:span>event is activated with the <text:span text:style-name="T1">ReportPosition</text:span> request and <text:span text:style-name="T1">OnStepperMoveCompleted</text:span> event each time a movement ends.<text:line-break/><text:line-break/>When <text:span text:style-name="T3">Acceleration</text:span> and <text:span text:style-name="T3">Speed</text:span> properties are changed in an activated instance (Enabled = true) those changes are sent to the <text:span text:style-name="T5">motor</text:span> (there is no need to call the setAcceleration or setSpeed functions).<text:line-break/><text:span text:style-name="T1">Move</text:span> and <text:span text:style-name="T1">MoveTo</text:span> functions, <text:span text:style-name="T5">(</text:span>in this version<text:span text:style-name="T5">)</text:span>, do not automatically enable or disable <text:span text:style-name="T1">MotorEnablePin</text:span>.<text:line-break/><text:line-break/><text:span text:style-name="T1">Stop</text:span>: this function stops the motor with the programmed acceleration (see problems with this function in ConfigurableFirmata below).<text:line-break/><text:span text:style-name="T1">FastStop</text:span>: this function has been implemented to achieve a fast engine stop, it is implemented by calling the Stop function and changing the acceleration to maximum, once stopped it recovers its previous acceleration.<text:line-break/><text:line-break/>In ConfigurableFirmata AccelStepper the Stop function is programmed in the AccelStepperFirmata.ccp file as follows:</text:p>
      <text:p text:style-name="P2"/>
      <text:p text:style-name="P3">else if (stepCommand == ACCELSTEPPER_STOP) {</text:p>
      <text:p text:style-name="P4"><text:s text:c="8"/>if (stepper[deviceNum]) {</text:p>
      <text:p text:style-name="P4"><text:s text:c="10"/>stepper[deviceNum]-&gt;stop();</text:p>
      <text:p text:style-name="P4"><text:s text:c="10"/>isRunning[deviceNum] = false;</text:p>
      <text:p text:style-name="P4"><text:s text:c="10"/>reportPosition(deviceNum, true);</text:p>
      <text:p text:style-name="P4"><text:s text:c="8"/>}</text:p>
      <text:p text:style-name="P4"><text:s text:c="4"/>}</text:p>
      <text:p text:style-name="P5"><text:soft-page-break/><text:span text:style-name="T6">The function performs an instantaneous stop but when the motor is restarted it does with the last speed and maximum acceleration, </text:span><text:span text:style-name="T7">a deccelerated</text:span><text:span text:style-name="T6"> stop is </text:span><text:span text:style-name="T7">done changing source code in this way</text:span><text:span text:style-name="T6"> commenting </text:span><text:span text:style-name="T8">out </text:span><text:span text:style-name="T6">last line and changing the </text:span><text:span text:style-name="T7">previous</text:span><text:span text:style-name="T6"> statement to true:</text:span><text:line-break/><text:line-break/>else if (stepCommand == ACCELSTEPPER_STOP) {<text:line-break/> <text:s text:c="8"/>if (stepper[deviceNum]) {<text:line-break/> <text:s text:c="10"/>stepper[deviceNum]-&gt;stop();<text:line-break/> <text:s text:c="10"/>isRunning[deviceNum] = true;<text:line-break/> <text:s text:c="10"/>// reportPosition(deviceNum, true);<text:line-break/> <text:s text:c="8"/>}<text:line-break/> <text:s text:c="6"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8:39:28.369100067</meta:creation-date>
    <dc:date>2023-01-14T18:38:59.393000000</dc:date>
    <meta:editing-duration>PT13M27S</meta:editing-duration>
    <meta:editing-cycles>5</meta:editing-cycles>
    <meta:generator>LibreOffice/7.3.4.2$Windows_X86_64 LibreOffice_project/728fec16bd5f605073805c3c9e7c4212a0120dc5</meta:generator>
    <meta:document-statistic meta:table-count="0" meta:image-count="0" meta:object-count="0" meta:page-count="2" meta:paragraph-count="10" meta:word-count="397" meta:character-count="2883" meta:non-whitespace-character-count="2379"/>
  </office:meta>
</office:document-meta>
</file>